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27.5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23.448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1cm" fo:padding-top="0.151cm" fo:padding-bottom="0.151cm" fo:padding-left="0.276cm" fo:padding-right="0.276cm" style:writing-mode="lr-tb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75cm" fo:min-width="7.5cm" fo:padding-top="0.151cm" fo:padding-bottom="0.151cm" fo:padding-left="0.276cm" fo:padding-right="0.276cm" style:writing-mode="lr-tb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8cm" fo:min-width="7.448cm" fo:padding-top="0.151cm" fo:padding-bottom="0.151cm" fo:padding-left="0.276cm" fo:padding-right="0.276cm" style:writing-mode="lr-tb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7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7.948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98cm" fo:min-width="27.448cm" fo:padding-top="0.151cm" fo:padding-bottom="0.151cm" fo:padding-left="0.276cm" fo:padding-right="0.276cm" style:writing-mode="lr-tb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45cm" fo:min-width="6.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cm" fo:min-width="6.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 style:writing-mode="lr-tb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698cm" fo:min-width="6.114cm" fo:padding-top="0.151cm" fo:padding-bottom="0.151cm" fo:padding-left="0.276cm" fo:padding-right="0.276cm" style:writing-mode="lr-tb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 style:writing-mode="lr-tb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6.2cm" fo:padding-top="0.151cm" fo:padding-bottom="0.151cm" fo:padding-left="0.276cm" fo:padding-right="0.276cm" style:writing-mode="lr-tb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98cm" fo:min-width="6.114cm" fo:padding-top="0.151cm" fo:padding-bottom="0.151cm" fo:padding-left="0.276cm" fo:padding-right="0.276cm" style:writing-mode="lr-tb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398cm" fo:min-width="6.6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6.6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6.148cm" fo:padding-top="0.151cm" fo:padding-bottom="0.151cm" fo:padding-left="0.276cm" fo:padding-right="0.276cm" style:writing-mode="lr-tb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9.198cm" fo:min-width="6.648cm" fo:padding-top="0.151cm" fo:padding-bottom="0.151cm" fo:padding-left="0.276cm" fo:padding-right="0.276cm" style:writing-mode="lr-tb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948cm" fo:min-width="6.648cm" fo:padding-top="0.151cm" fo:padding-bottom="0.151cm" fo:padding-left="0.276cm" fo:padding-right="0.276cm" style:writing-mode="lr-tb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 style:writing-mode="lr-tb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language="es" fo:country="MX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we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cm" svg:height="1cm" svg:x="2.4cm" svg:y="2.5cm">
          <text:p text:style-name="P3">Barra de búsqueda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1cm" svg:x="26cm" svg:y="0.5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6cm" svg:x="1cm" svg:y="4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6cm" svg:x="10cm" svg:y="4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6cm" svg:x="19cm" svg:y="4.2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cm" svg:y="10.7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0cm" svg:y="10.9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9cm" svg:y="10.9cm">
          <text:p text:style-name="P3">comid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8.5cm" svg:height="1cm" svg:x="7cm" svg:y="0.5cm">
          <text:p text:style-name="P3">Barra de búsqueda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1cm" svg:x="26cm" svg:y="0.5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0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9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0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6cm" svg:x="19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8cm" svg:height="7cm" svg:x="0cm" svg:y="2cm">
          <text:p text:style-name="P3">Menú desplegable con opciones para filtrar la <text:span text:style-name="T1">búsqueda</text:span> de comid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android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1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1.5cm" svg:x="15.2cm" svg:y="0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66cm" svg:height="5cm" svg:x="9.8cm" svg:y="3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66cm" svg:height="5cm" svg:x="9.8cm" svg:y="8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cm" svg:height="1cm" svg:x="9.8cm" svg:y="0.3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6.7cm" svg:height="1cm" svg:x="9.8cm" svg:y="1.8cm">
          <text:p text:style-name="P3">Barra búsqueda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8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cm" svg:height="1.5cm" svg:x="15.2cm" svg:y="0cm">
          <text:p text:style-name="P5"><text:span text:style-name="T2">|||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666cm" svg:height="5cm" svg:x="9.8cm" svg:y="3.1cm">
          <text:p text:style-name="P5"><text:span text:style-name="T2">comida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666cm" svg:height="5cm" svg:x="9.8cm" svg:y="8.5cm">
          <text:p text:style-name="P5"><text:span text:style-name="T2">comida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cm" svg:height="1cm" svg:x="9.8cm" svg:y="0.3cm">
          <text:p text:style-name="P5"><text:span text:style-name="T2">logo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6.7cm" svg:height="1cm" svg:x="9.8cm" svg:y="1.8cm">
          <text:p text:style-name="P5"><text:span text:style-name="T2">Barra búsqueda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7.2cm" svg:height="9.5cm" svg:x="9.5cm" svg:y="2.8cm">
          <text:p text:style-name="P5"><text:span text:style-name="T2">Al dar clic en la barra de búsqueda se despliega el menú de filtrado para la comi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8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1.5cm" svg:x="15.2cm" svg:y="0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66cm" svg:height="5cm" svg:x="9.8cm" svg:y="3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666cm" svg:height="5cm" svg:x="9.8cm" svg:y="8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cm" svg:height="1cm" svg:x="9.8cm" svg:y="0.3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7cm" svg:height="1cm" svg:x="9.8cm" svg:y="1.8cm">
          <text:p text:style-name="P3">Barra búsqueda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2cm" svg:height="14.25cm" svg:x="9.5cm" svg:y="1.5cm">
          <text:p text:style-name="P5"><text:span text:style-name="T2">Al dar clic en el menú de la esquina se despliegan las opciones de usuar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2T09:14:17.838000000</meta:creation-date>
    <dc:date>2023-04-13T20:03:45.656000000</dc:date>
    <meta:editing-duration>PT4H13M15S</meta:editing-duration>
    <meta:editing-cycles>5</meta:editing-cycles>
    <meta:generator>LibreOffice/7.5.0.3$Windows_X86_64 LibreOffice_project/c21113d003cd3efa8c53188764377a8272d9d6de</meta:generator>
    <meta:document-statistic meta:object-count="88"/>
  </office:meta>
</office:document-meta>
</file>